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410c" officeooo:paragraph-rsid="000e410c"/>
    </style:style>
    <style:style style:name="P2" style:family="paragraph" style:parent-style-name="Standard">
      <style:text-properties officeooo:rsid="000f5399" officeooo:paragraph-rsid="000f5399"/>
    </style:style>
    <style:style style:name="P3" style:family="paragraph" style:parent-style-name="Standard">
      <style:text-properties officeooo:rsid="0011a8ff" officeooo:paragraph-rsid="0011a8ff"/>
    </style:style>
    <style:style style:name="T1" style:family="text">
      <style:text-properties fo:language="en" fo:country="US" officeooo:rsid="000fc658"/>
    </style:style>
    <style:style style:name="T2" style:family="text">
      <style:text-properties fo:language="en" fo:country="US" officeooo:rsid="00116e6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f5399"/>
    </style:style>
    <style:style style:name="T5" style:family="text">
      <style:text-properties fo:language="ru" fo:country="RU" officeooo:rsid="000fc658"/>
    </style:style>
    <style:style style:name="T6" style:family="text">
      <style:text-properties fo:language="ru" fo:country="RU" officeooo:rsid="00116e67"/>
    </style:style>
    <style:style style:name="T7" style:family="text">
      <style:text-properties fo:language="ru" fo:country="RU" officeooo:rsid="0011a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</text:p>
      <text:p text:style-name="P1">Мессенджер, <text:span text:style-name="T3">в котором можно будет переписываться с</text:span><text:span text:style-name="T7">о своими контактами</text:span><text:span text:style-name="T3">, добавлять </text:span><text:span text:style-name="T7">контакты</text:span><text:span text:style-name="T3">, </text:span><text:span text:style-name="T7">публиковать</text:span><text:span text:style-name="T3"> свою историю и просматривать </text:span><text:span text:style-name="T7">опубликованные истории</text:span><text:span text:style-name="T3"> </text:span><text:span text:style-name="T7">своих контактов.</text:span></text:p>
      <text:p text:style-name="P1"><text:span text:style-name="T3"/></text:p>
      <text:p text:style-name="P3"><text:span text:style-name="T3">Техническое задание</text:span></text:p>
      <text:p text:style-name="P1"><text:span text:style-name="T3">В программ</text:span><text:span text:style-name="T4">е</text:span><text:span text:style-name="T3"> будет реализован мессенджер для общения. Изначально пользователю будет доступно </text:span><text:span text:style-name="T4">окно</text:span><text:span text:style-name="T3"> регистрации </text:span><text:span text:style-name="T4">или входа в аккаунт. В окне регистрации пользователю</text:span><text:span text:style-name="T3"> нужно будет создать новую учетную запись (имя, пароль, опи</text:span><text:span text:style-name="T4">сание и другое</text:span><text:span text:style-name="T3">)</text:span><text:span text:style-name="T4">. В окне для входа в аккаунт пользователю нужно будет ввести свое имя и пароль, если по введенным данным будет найден аккаунт, то произойдет вход в этот аккаунт.</text:span></text:p>
      <text:p text:style-name="P2"><text:span text:style-name="T4">П</text:span><text:span text:style-name="T3">осле входа в аккаунт будет открываться окно, на котором будет список всех </text:span><text:span text:style-name="T6">контактов </text:span><text:span text:style-name="T5">и </text:span><text:span text:style-name="T6">пять</text:span><text:span text:style-name="T5"> кнопок. </text:span><text:span text:style-name="T6">Если выбрать один из этих контактов, то откроется чат с ним. 1</text:span><text:span text:style-name="T1"> </text:span><text:span text:style-name="T3">кнопка для </text:span><text:span text:style-name="T5">перехода в окно, </text:span><text:span text:style-name="T7">в</text:span><text:span text:style-name="T5"> котором можно будет найти другого пользователя и отправить ему запрос на добавление в </text:span><text:span text:style-name="T7">контакты</text:span><text:span text:style-name="T5">.</text:span><text:span text:style-name="T1"> </text:span><text:span text:style-name="T2">2</text:span><text:span text:style-name="T6"> кнопка для перехода в окно, на котором можно будет посмотреть все запросы </text:span><text:span text:style-name="T7">на добавление в контакты</text:span><text:span text:style-name="T6">, принять или отклонить их.</text:span><text:span text:style-name="T3"> </text:span><text:span text:style-name="T6">3 </text:span><text:span text:style-name="T3">кнопка для </text:span><text:span text:style-name="T6">перехода в окно, </text:span><text:span text:style-name="T7">в</text:span><text:span text:style-name="T6"> котором можно будет </text:span><text:span text:style-name="T7">опубликовать</text:span><text:span text:style-name="T6"> свою историю. 4 </text:span><text:span text:style-name="T5">кнопка для перехода в окно, на котором можно будет посмотреть </text:span><text:span text:style-name="T7">опубликованный </text:span><text:span text:style-name="T5">истори</text:span><text:span text:style-name="T6">и</text:span><text:span text:style-name="T5"> </text:span><text:span text:style-name="T7">своих контактов</text:span><text:span text:style-name="T6">. 5</text:span><text:span text:style-name="T5"> кнопка, при нажатии на которую будет открываться окно для редактирования профиля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3T22:23:24.339000000</meta:creation-date>
    <dc:date>2025-04-13T23:20:30.406000000</dc:date>
    <meta:editing-duration>PT10M52S</meta:editing-duration>
    <meta:editing-cycles>1</meta:editing-cycles>
    <meta:document-statistic meta:table-count="0" meta:image-count="0" meta:object-count="0" meta:page-count="1" meta:paragraph-count="5" meta:word-count="191" meta:character-count="1273" meta:non-whitespace-character-count="1087"/>
    <meta:generator>LibreOffice/24.2.0.3$Windows_X86_64 LibreOffice_project/da48488a73ddd66ea24cf16bbc4f7b9c08e9bea1</meta:generator>
  </office:meta>
</office:document-meta>
</file>